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Headquaters</text:p>
          </table:table-cell>
          <table:table-cell table:style-name="ce1" office:value-type="string" calcext:value-type="string">
            <text:p>Market value</text:p>
          </table:table-cell>
          <table:table-cell table:style-name="ce1"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ian Pa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hionis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sars Entertai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l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&amp;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s Jau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bu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ital 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y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Post Dan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Post Swe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nod Ri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’O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lays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a-C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P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-Ele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oyd Banking 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io Marine Holding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18:37:09.784000000</meta:creation-date>
    <dc:date>2023-10-19T18:54:42.063000000</dc:date>
    <meta:editing-duration>PT7M14S</meta:editing-duration>
    <meta:editing-cycles>2</meta:editing-cycles>
    <meta:generator>LibreOffice/7.3.6.2$Windows_X86_64 LibreOffice_project/c28ca90fd6e1a19e189fc16c05f8f8924961e12e</meta:generator>
    <meta:document-statistic meta:table-count="1" meta:cell-count="39" meta:object-count="0"/>
  </office:meta>
</office:document-meta>
</file>